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de</text:p>
          </table:table-cell>
          <table:table-cell office:value-type="string">
            <text:p>Nicht einfüg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de</text:p>
          </table:table-cell>
          <table:table-cell office:value-type="string">
            <text:p>Aktiviere ~natürliche Sortieru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de</text:p>
          </table:table-cell>
          <table:table-cell office:value-type="string">
            <text:p>Speicher ~Graphik...</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de</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de</text:p>
          </table:table-cell>
          <table:table-cell office:value-type="string">
            <text:p>Aktiviere natürliche Sortierung</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de</text:p>
          </table:table-cell>
          <table:table-cell office:value-type="string">
            <text:p>\&lt;ahelp hid=\"SC:CHECKBOX:RID_SCPAGE_SORT_OPTIONS:BTN_NATURALSORT\"\&gt;Die natürliche Sortierung ist ein Sortieralgorithms, der Zahlen mit vorangestellter Zeichenkette anhand des numerischen Wertes des Zahlenteils sortiert anstatt nach der üblichen Art der Sortierung als Zeichenkette.\&lt;/ahelp\&gt; Nehmen wir beispielsweise an, dass wir die Folge A1, A2, A3, A4, A5, A6, ..., A19, A20, A21 haben. Wenn man diese Werte in eine Reihe von Zellen einträgt und sie sortiert, erhält man A1, A11, A12, A13, ..., A19, A2, A20, A21, A3, A4, A5, ..., A9. Da dieses Sortierverhalten keinen Sinn macht, wenn man das verwendete Sortierverfahen nicht kennt, werden die meisten dies als total bizarr oder gänzlich ungewöhnlich ansehen. Wird die natürliche Sortierung bei Werten wie im genannten Beispiel angewendet, erhält man eine "richtige" also generell eine zweckmäßigiere Sortierung.</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de</text:p>
          </table:table-cell>
          <table:table-cell office:value-type="string">
            <text:p>Zu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de</text:p>
          </table:table-cell>
          <table:table-cell office:value-type="string">
            <text:p>Nützliches %PRODUCTNAME Zubehör inclusive verschiederer Bilder, Vorlagen, ausgewählter Dokumente und 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Die %PRODUCTNAME Gallery umfasst mehr als 2900 Elemente thematisch geordne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Erstelle in kürzester Zeit perfekte Dokumente mit Dokument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Dokument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Lernmateriali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PRODUCTNAME 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Werbu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PRODUCTNAME Werbemateri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Zusätzliche Schriften für %PRODUCTNAME und andere Anwendu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Unterstützung für SVG 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nwenderhandbuch</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de</text:p>
          </table:table-cell>
          <table:table-cell office:value-type="string">
            <text:p>Dieser Build wurde vom OxygenOffice Team in Zusammenarbeit mit der Community erstellt. <text:s/>Mitwirkende, sieh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de</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de</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de</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de</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de</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de</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de</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de</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de</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de</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de</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de</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de</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de</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de</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de</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de</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de</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de</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de</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de</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de</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de</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de</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de</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de</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de</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de</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de</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de</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de</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de</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de</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de</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5:4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5:45</dc:date>
    <meta:editing-cycles>17</meta:editing-cycles>
    <meta:editing-duration>PT3H31M50S</meta:editing-duration>
    <meta:user-defined meta:name="Info 1"/>
    <meta:user-defined meta:name="Info 2"/>
    <meta:user-defined meta:name="Info 3"/>
    <meta:user-defined meta:name="Info 4"/>
    <meta:document-statistic meta:table-count="1" meta:cell-count="1636"/>
  </office:meta>
</office:document-meta>
</file>